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37: "* (Du hast die Spülung benutzt!)/%",</text:p>
          </table:table-cell>
          <table:table-cell table:number-columns-repeated="6"/>
          <table:table-cell office:value-type="string" calcext:value-type="string">
            <text:p>Zeilennummer 137: "* (You flushed the toilet!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7: "* Kris...^1?&amp;* ist alles..^1. in Ordnung da drinnen?/%",</text:p>
          </table:table-cell>
          <table:table-cell table:number-columns-repeated="6"/>
          <table:table-cell office:value-type="string" calcext:value-type="string">
            <text:p>Zeilennummer 137: "* Kris...^1?&amp;* Is everything..^1. alright in there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7: "* Kris^1, WAS machst du?/",</text:p>
          </table:table-cell>
          <table:table-cell table:number-columns-repeated="6"/>
          <table:table-cell office:value-type="string" calcext:value-type="string">
            <text:p>Zeilennummer 137: "* Kris^1, WHAT are you doing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7: "* Hast nicht schon wieder eine Badebombe reingeschmissen^1, oder?/%",</text:p>
          </table:table-cell>
          <table:table-cell table:number-columns-repeated="6"/>
          <table:table-cell office:value-type="string" calcext:value-type="string">
            <text:p>Zeilennummer 137: "* You did not put a bath bomb in the toilet again^1, did you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7: "* Kris^1, wenn im Bad etwas passiert^1, bezahlst du die Klempnerrechnung./%",</text:p>
          </table:table-cell>
          <table:table-cell table:number-columns-repeated="6"/>
          <table:table-cell office:value-type="string" calcext:value-type="string">
            <text:p>Zeilennummer 137: "* Kris^1, if anything bad happens^1, you are paying for the plumbing bill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7: "* (Man hat einfach die Jalousie geschlossen...)/%",</text:p>
          </table:table-cell>
          <table:table-cell table:number-columns-repeated="6"/>
          <table:table-cell office:value-type="string" calcext:value-type="string">
            <text:p>Zeilennummer 137: "* (They just closed the blinds...)/%"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2:42:08.012000000</meta:creation-date>
    <dc:date>2023-06-18T22:43:23.807000000</dc:date>
    <meta:editing-duration>PT1M16S</meta:editing-duration>
    <meta:editing-cycles>1</meta:editing-cycles>
    <meta:document-statistic meta:table-count="1" meta:cell-count="15" meta:object-count="0"/>
    <meta:generator>LibreOffice/7.4.3.2$Windows_X86_64 LibreOffice_project/1048a8393ae2eeec98dff31b5c133c5f1d08b890</meta:generator>
  </office:meta>
</office:document-meta>
</file>